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663" officeooo:paragraph-rsid="000ae663"/>
    </style:style>
    <style:style style:name="P2" style:family="paragraph" style:parent-style-name="Standard">
      <style:text-properties officeooo:rsid="000bbf00" officeooo:paragraph-rsid="000bf734"/>
    </style:style>
    <style:style style:name="P3" style:family="paragraph" style:parent-style-name="Standard">
      <style:text-properties style:font-name="Liberation Serif" fo:font-size="12pt" officeooo:rsid="003f3e31" officeooo:paragraph-rsid="000bf734" style:font-size-asian="12pt" style:font-size-complex="12pt"/>
    </style:style>
    <style:style style:name="P4" style:family="paragraph" style:parent-style-name="Standard">
      <style:text-properties fo:font-weight="bold" officeooo:rsid="006ab292" officeooo:paragraph-rsid="006ab292" style:font-weight-asian="bold" style:font-weight-complex="bold"/>
    </style:style>
    <style:style style:name="P5" style:family="paragraph" style:parent-style-name="Standard">
      <style:text-properties fo:font-weight="bold" officeooo:rsid="006c4ccc" officeooo:paragraph-rsid="006c4ccc" style:font-weight-asian="bold" style:font-weight-complex="bold"/>
    </style:style>
    <style:style style:name="P6" style:family="paragraph" style:parent-style-name="Standard">
      <style:text-properties fo:font-weight="bold" officeooo:rsid="006e4333" officeooo:paragraph-rsid="006e4333" style:font-weight-asian="bold" style:font-weight-complex="bold"/>
    </style:style>
    <style:style style:name="P7" style:family="paragraph" style:parent-style-name="Standard">
      <style:text-properties fo:font-weight="bold" officeooo:rsid="0076eda7" officeooo:paragraph-rsid="0076eda7" style:font-weight-asian="bold" style:font-weight-complex="bold"/>
    </style:style>
    <style:style style:name="P8" style:family="paragraph" style:parent-style-name="Standard">
      <style:text-properties officeooo:rsid="006c4ccc" officeooo:paragraph-rsid="006c4ccc"/>
    </style:style>
    <style:style style:name="P9" style:family="paragraph" style:parent-style-name="Standard">
      <style:text-properties officeooo:rsid="006e4333" officeooo:paragraph-rsid="006e4333"/>
    </style:style>
    <style:style style:name="P10" style:family="paragraph" style:parent-style-name="Standard">
      <style:text-properties officeooo:rsid="00163c89" officeooo:paragraph-rsid="00163c89"/>
    </style:style>
    <style:style style:name="P11" style:family="paragraph" style:parent-style-name="Standard" style:list-style-name="L1">
      <style:text-properties officeooo:paragraph-rsid="0061fb97"/>
    </style:style>
    <style:style style:name="P12" style:family="paragraph" style:parent-style-name="Standard" style:list-style-name="L1">
      <style:text-properties officeooo:paragraph-rsid="000eb3bb"/>
    </style:style>
    <style:style style:name="P13" style:family="paragraph" style:parent-style-name="Standard" style:list-style-name="L1">
      <style:text-properties officeooo:paragraph-rsid="00677a1a"/>
    </style:style>
    <style:style style:name="P14" style:family="paragraph" style:parent-style-name="Standard" style:list-style-name="L1">
      <style:text-properties officeooo:rsid="0063a8c8" officeooo:paragraph-rsid="0063a8c8"/>
    </style:style>
    <style:style style:name="P15" style:family="paragraph" style:parent-style-name="Standard" style:list-style-name="L1">
      <style:text-properties officeooo:rsid="0061fb97" officeooo:paragraph-rsid="0061fb97"/>
    </style:style>
    <style:style style:name="P16" style:family="paragraph" style:parent-style-name="Standard" style:list-style-name="L1">
      <style:text-properties officeooo:rsid="000ae663" officeooo:paragraph-rsid="000ae663"/>
    </style:style>
    <style:style style:name="P17" style:family="paragraph" style:parent-style-name="Standard" style:list-style-name="L1">
      <style:text-properties officeooo:rsid="000ae663" officeooo:paragraph-rsid="000b9caf"/>
    </style:style>
    <style:style style:name="P18" style:family="paragraph" style:parent-style-name="Standard" style:list-style-name="L1">
      <style:text-properties officeooo:rsid="00144fc6" officeooo:paragraph-rsid="00144fc6"/>
    </style:style>
    <style:style style:name="P19" style:family="paragraph" style:parent-style-name="Standard" style:list-style-name="L1">
      <style:text-properties officeooo:rsid="00660232" officeooo:paragraph-rsid="00660232"/>
    </style:style>
    <style:style style:name="P20" style:family="paragraph" style:parent-style-name="Standard" style:list-style-name="L1">
      <style:text-properties officeooo:rsid="00122444" officeooo:paragraph-rsid="00122444"/>
    </style:style>
    <style:style style:name="P21" style:family="paragraph" style:parent-style-name="Standard" style:list-style-name="L1">
      <style:text-properties officeooo:rsid="006c4ccc" officeooo:paragraph-rsid="006c4ccc"/>
    </style:style>
    <style:style style:name="P22" style:family="paragraph" style:parent-style-name="Standard" style:list-style-name="L1">
      <style:text-properties officeooo:rsid="000b9caf" officeooo:paragraph-rsid="000b9caf"/>
    </style:style>
    <style:style style:name="P23" style:family="paragraph" style:parent-style-name="Standard" style:list-style-name="L1">
      <style:text-properties officeooo:rsid="000b9caf" officeooo:paragraph-rsid="000eb3bb"/>
    </style:style>
    <style:style style:name="P24" style:family="paragraph" style:parent-style-name="Standard" style:list-style-name="L1">
      <style:text-properties officeooo:rsid="000b9caf" officeooo:paragraph-rsid="007a1c16"/>
    </style:style>
    <style:style style:name="P25" style:family="paragraph" style:parent-style-name="Standard" style:list-style-name="L1">
      <style:text-properties officeooo:rsid="0011328c" officeooo:paragraph-rsid="00794fd2"/>
    </style:style>
    <style:style style:name="P26" style:family="paragraph" style:parent-style-name="Standard" style:list-style-name="L1">
      <style:text-properties officeooo:rsid="000eb3bb" officeooo:paragraph-rsid="00103205"/>
    </style:style>
    <style:style style:name="P27" style:family="paragraph" style:parent-style-name="Standard" style:list-style-name="L1">
      <style:text-properties officeooo:rsid="000eb3bb" officeooo:paragraph-rsid="000eb3bb"/>
    </style:style>
    <style:style style:name="P28" style:family="paragraph" style:parent-style-name="Standard" style:list-style-name="L1">
      <style:text-properties officeooo:rsid="000eb3bb" officeooo:paragraph-rsid="007a1c16"/>
    </style:style>
    <style:style style:name="P29" style:family="paragraph" style:parent-style-name="Standard" style:list-style-name="L1">
      <style:text-properties officeooo:rsid="00132fb7" officeooo:paragraph-rsid="00132fb7"/>
    </style:style>
    <style:style style:name="P30" style:family="paragraph" style:parent-style-name="Standard" style:list-style-name="L1">
      <style:text-properties officeooo:rsid="00132fb7" officeooo:paragraph-rsid="007a1c16"/>
    </style:style>
    <style:style style:name="P31" style:family="paragraph" style:parent-style-name="Standard" style:list-style-name="L1">
      <style:text-properties officeooo:rsid="006deae4" officeooo:paragraph-rsid="006deae4"/>
    </style:style>
    <style:style style:name="P32" style:family="paragraph" style:parent-style-name="Standard" style:list-style-name="L1">
      <style:text-properties officeooo:rsid="006e4333" officeooo:paragraph-rsid="006e4333"/>
    </style:style>
    <style:style style:name="P33" style:family="paragraph" style:parent-style-name="Standard" style:list-style-name="L1">
      <style:text-properties officeooo:rsid="00718227" officeooo:paragraph-rsid="00718227"/>
    </style:style>
    <style:style style:name="P34" style:family="paragraph" style:parent-style-name="Standard" style:list-style-name="L1">
      <style:text-properties officeooo:rsid="005fcf0f" officeooo:paragraph-rsid="005fcf0f"/>
    </style:style>
    <style:style style:name="P35" style:family="paragraph" style:parent-style-name="Standard" style:list-style-name="L1">
      <style:text-properties officeooo:rsid="000bbf00" officeooo:paragraph-rsid="000bbf00"/>
    </style:style>
    <style:style style:name="P36" style:family="paragraph" style:parent-style-name="Standard" style:list-style-name="L1">
      <style:text-properties officeooo:rsid="000bbf00" officeooo:paragraph-rsid="000bf734"/>
    </style:style>
    <style:style style:name="P37" style:family="paragraph" style:parent-style-name="Standard" style:list-style-name="L1">
      <style:text-properties officeooo:rsid="007eb597" officeooo:paragraph-rsid="007eb597"/>
    </style:style>
    <style:style style:name="P38" style:family="paragraph" style:parent-style-name="Standard" style:list-style-name="L1">
      <style:text-properties officeooo:rsid="0084c330" officeooo:paragraph-rsid="0084c330"/>
    </style:style>
    <style:style style:name="P39" style:family="paragraph" style:parent-style-name="Standard" style:list-style-name="L1">
      <style:text-properties officeooo:rsid="00430e5c" officeooo:paragraph-rsid="00430e5c"/>
    </style:style>
    <style:style style:name="P40" style:family="paragraph" style:parent-style-name="Standard" style:list-style-name="L1">
      <style:text-properties officeooo:rsid="00163c89" officeooo:paragraph-rsid="00163c89"/>
    </style:style>
    <style:style style:name="P41" style:family="paragraph" style:parent-style-name="Standard" style:list-style-name="L1">
      <style:text-properties officeooo:rsid="0087db47" officeooo:paragraph-rsid="0087db47"/>
    </style:style>
    <style:style style:name="P42" style:family="paragraph" style:parent-style-name="Standard" style:list-style-name="L1">
      <style:text-properties officeooo:rsid="00897eb5" officeooo:paragraph-rsid="00897eb5"/>
    </style:style>
    <style:style style:name="P43" style:family="paragraph" style:parent-style-name="Standard" style:list-style-name="L1">
      <style:text-properties officeooo:rsid="00387456" officeooo:paragraph-rsid="00387456"/>
    </style:style>
    <style:style style:name="P44" style:family="paragraph" style:parent-style-name="Standard" style:list-style-name="L1">
      <style:text-properties officeooo:rsid="008b910a" officeooo:paragraph-rsid="008b910a"/>
    </style:style>
    <style:style style:name="P45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6deae4" officeooo:paragraph-rsid="006deae4" style:font-weight-asian="bold" style:font-weight-complex="bold"/>
    </style:style>
    <style:style style:name="T1" style:family="text">
      <style:text-properties officeooo:rsid="000d15fb"/>
    </style:style>
    <style:style style:name="T2" style:family="text">
      <style:text-properties officeooo:rsid="0032db66"/>
    </style:style>
    <style:style style:name="T3" style:family="text">
      <style:text-properties officeooo:rsid="0061fb97"/>
    </style:style>
    <style:style style:name="T4" style:family="text">
      <style:text-properties officeooo:rsid="00638097"/>
    </style:style>
    <style:style style:name="T5" style:family="text">
      <style:text-properties officeooo:rsid="00660232"/>
    </style:style>
    <style:style style:name="T6" style:family="text">
      <style:text-properties officeooo:rsid="00753bc0"/>
    </style:style>
    <style:style style:name="T7" style:family="text">
      <style:text-properties officeooo:rsid="00677a1a"/>
    </style:style>
    <style:style style:name="T8" style:family="text">
      <style:text-properties officeooo:rsid="0076eda7"/>
    </style:style>
    <style:style style:name="T9" style:family="text">
      <style:text-properties officeooo:rsid="00771177"/>
    </style:style>
    <style:style style:name="T10" style:family="text">
      <style:text-properties officeooo:rsid="00789fd8"/>
    </style:style>
    <style:style style:name="T11" style:family="text">
      <style:text-properties officeooo:rsid="000eb3bb"/>
    </style:style>
    <style:style style:name="T12" style:family="text">
      <style:text-properties officeooo:rsid="00794fd2"/>
    </style:style>
    <style:style style:name="T13" style:family="text">
      <style:text-properties officeooo:rsid="00132fb7"/>
    </style:style>
    <style:style style:name="T14" style:family="text">
      <style:text-properties officeooo:rsid="0083670b"/>
    </style:style>
    <style:style style:name="T15" style:family="text">
      <style:text-properties officeooo:rsid="008a0a8b"/>
    </style:style>
    <style:style style:name="T16" style:family="text">
      <style:text-properties officeooo:rsid="008a70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hulung „Docker &amp; Kubernetes“</text:p>
      <text:p text:style-name="P1"/>
      <text:p text:style-name="P4">Teil 1</text:p>
      <text:list xml:id="list554566809" text:style-name="L1">
        <text:list-item>
          <text:p text:style-name="P14">Warum ist die Welt so, wie sie ist?</text:p>
          <text:list>
            <text:list-item>
              <text:p text:style-name="P15">Möglichkeiten der Virtualisierung</text:p>
            </text:list-item>
            <text:list-item>
              <text:p text:style-name="P15">Cloud-Computing-Umgebungen</text:p>
            </text:list-item>
            <text:list-item>
              <text:p text:style-name="P11"><text:span text:style-name="T3">S</text:span><text:span text:style-name="T4">oftware</text:span><text:span text:style-name="T3"> und Virtualisierung</text:span></text:p>
            </text:list-item>
          </text:list>
        </text:list-item>
        <text:list-item>
          <text:p text:style-name="P16">Docker </text:p>
          <text:list>
            <text:list-item>
              <text:p text:style-name="P16">Grundlagen</text:p>
              <text:list>
                <text:list-item>
                  <text:p text:style-name="P18">Das große Bild <text:span text:style-name="T5">&amp; Architektur</text:span></text:p>
                </text:list-item>
                <text:list-item>
                  <text:p text:style-name="P19">Produkte</text:p>
                </text:list-item>
                <text:list-item>
                  <text:p text:style-name="P20">Lizenzierung (Docker subscription)</text:p>
                </text:list-item>
                <text:list-item>
                  <text:p text:style-name="P21">Windows-Container</text:p>
                </text:list-item>
              </text:list>
            </text:list-item>
          </text:list>
        </text:list-item>
      </text:list>
      <text:p text:style-name="P8"/>
      <text:p text:style-name="P5">Teil 2</text:p>
      <text:list xml:id="list84349738077188" text:continue-numbering="true" text:style-name="L1">
        <text:list-item>
          <text:p text:style-name="P21">Docker</text:p>
          <text:list>
            <text:list-item>
              <text:p text:style-name="P22">Installation</text:p>
              <text:list>
                <text:list-item>
                  <text:p text:style-name="P25"><text:span text:style-name="T2">Docker Engine</text:span> <text:span text:style-name="T12">(Linux)</text:span></text:p>
                </text:list-item>
                <text:list-item>
                  <text:p text:style-name="P25">Docker Desktop</text:p>
                </text:list-item>
              </text:list>
            </text:list-item>
            <text:list-item>
              <text:p text:style-name="P22">Bedienung/Management/<text:span text:style-name="T1">Kommandos</text:span></text:p>
            </text:list-item>
            <text:list-item>
              <text:p text:style-name="P16">Images &amp; Container</text:p>
              <text:list>
                <text:list-item>
                  <text:p text:style-name="P22">Images</text:p>
                  <text:list>
                    <text:list-item>
                      <text:p text:style-name="P26">Aufbau</text:p>
                    </text:list-item>
                    <text:list-item>
                      <text:p text:style-name="P26">Konfiguration</text:p>
                    </text:list-item>
                    <text:list-item>
                      <text:p text:style-name="P27">Erzeugung <text:span text:style-name="T12">mittels Dockerfile</text:span></text:p>
                    </text:list-item>
                  </text:list>
                </text:list-item>
                <text:list-item>
                  <text:p text:style-name="P22">Registry</text:p>
                  <text:list>
                    <text:list-item>
                      <text:p text:style-name="P29">Docker Hub</text:p>
                    </text:list-item>
                    <text:list-item>
                      <text:p text:style-name="P29">eigene Registry <text:span text:style-name="T12">&amp; </text:span>andere Angebote</text:p>
                    </text:list-item>
                  </text:list>
                </text:list-item>
                <text:list-item>
                  <text:p text:style-name="P23">Container </text:p>
                  <text:list>
                    <text:list-item>
                      <text:p text:style-name="P23">Lebenszyklus</text:p>
                    </text:list-item>
                    <text:list-item>
                      <text:p text:style-name="P27">Nutzung von Images</text:p>
                      <text:list>
                        <text:list-header>
                          <text:p text:style-name="P31"/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5">Teil 3</text:p>
        </text:list-item>
        <text:list-item>
          <text:p text:style-name="P32">Docker</text:p>
          <text:list>
            <text:list-item>
              <text:p text:style-name="P33">Logging</text:p>
            </text:list-item>
            <text:list-item>
              <text:p text:style-name="P22">Ressourcen</text:p>
              <text:list>
                <text:list-item>
                  <text:p text:style-name="P17">Netzwerk</text:p>
                </text:list-item>
                <text:list-item>
                  <text:p text:style-name="P22">Volumes</text:p>
                </text:list-item>
                <text:list-item>
                  <text:p text:style-name="P22">Logs</text:p>
                </text:list-item>
              </text:list>
            </text:list-item>
            <text:list-item>
              <text:p text:style-name="P24">Registry</text:p>
              <text:list>
                <text:list-item>
                  <text:p text:style-name="P30">Docker Hub</text:p>
                </text:list-item>
                <text:list-item>
                  <text:p text:style-name="P28"><text:span text:style-name="T13">eigene Registry </text:span><text:span text:style-name="T12">&amp; </text:span><text:span text:style-name="T13">andere Angebote</text:span></text:p>
                </text:list-item>
              </text:list>
            </text:list-item>
            <text:list-item>
              <text:p text:style-name="P28">Beispiele/hands-on</text:p>
              <text:list>
                <text:list-item>
                  <text:p text:style-name="P27">Nutzung vorhandener Images</text:p>
                  <text:list>
                    <text:list-item>
                      <text:p text:style-name="P27">WEB-Server <text:span text:style-name="T3">(hugo)</text:span></text:p>
                    </text:list-item>
                    <text:list-item>
                      <text:p text:style-name="P15">Wordpress-Server (großer Container)</text:p>
                    </text:list-item>
                    <text:list-item>
                      <text:p text:style-name="P12"><text:span text:style-name="T10">R</text:span><text:span text:style-name="T11">everse </text:span><text:span text:style-name="T10">P</text:span><text:span text:style-name="T11">roxy</text:span></text:p>
                    </text:list-item>
                    <text:list-item>
                      <text:p text:style-name="P27">DB-Server</text:p>
                    </text:list-item>
                  </text:list>
                </text:list-item>
                <text:list-item>
                  <text:p text:style-name="P34">Shell-Login zu Containern</text:p>
                </text:list-item>
                <text:list-item>
                  <text:p text:style-name="P13"><text:span text:style-name="T7">X11 und Umleitung </text:span><text:span text:style-name="T6">für Anwendungen mit GUI</text:span></text:p>
                </text:list-item>
              </text:list>
            </text:list-item>
            <text:list-item>
              <text:p text:style-name="P35"><text:soft-page-break/>Portainer</text:p>
            </text:list-item>
          </text:list>
        </text:list-item>
        <text:list-item>
          <text:p text:style-name="P35">Docker-Compose</text:p>
          <text:list>
            <text:list-item>
              <text:p text:style-name="P37">Grundlagen</text:p>
            </text:list-item>
          </text:list>
        </text:list-item>
      </text:list>
      <text:p text:style-name="P9"/>
      <text:p text:style-name="P6">Teil 4</text:p>
      <text:list xml:id="list84350223805882" text:continue-numbering="true" text:style-name="L1">
        <text:list-item>
          <text:p text:style-name="P37">Docker-Compose</text:p>
          <text:list>
            <text:list-item>
              <text:p text:style-name="P37">wesentliche CLI-Kommandos</text:p>
            </text:list-item>
            <text:list-item>
              <text:p text:style-name="P37">YAML-Files</text:p>
            </text:list-item>
            <text:list-item>
              <text:p text:style-name="P37">.<text:span text:style-name="T14">env File</text:span></text:p>
            </text:list-item>
            <text:list-item>
              <text:p text:style-name="P38">Profile</text:p>
            </text:list-item>
            <text:list-item>
              <text:p text:style-name="P37">Beispiel<text:span text:style-name="T16">e</text:span></text:p>
            </text:list-item>
          </text:list>
        </text:list-item>
        <text:list-item>
          <text:p text:style-name="P16">Kubernetes</text:p>
          <text:list>
            <text:list-item>
              <text:p text:style-name="P16">Grundlagen / <text:span text:style-name="T8">Architektur</text:span></text:p>
            </text:list-item>
            <text:list-item>
              <text:p text:style-name="P39">kubectl</text:p>
            </text:list-item>
            <text:list-item>
              <text:p text:style-name="P40">Konfiguration mit Helm</text:p>
            </text:list-item>
            <text:list-item>
              <text:p text:style-name="P41">Beispiel</text:p>
            </text:list-item>
            <text:list-item>
              <text:p text:style-name="P42">managed vs. own K8s</text:p>
            </text:list-item>
            <text:list-item>
              <text:p text:style-name="P40">Management mit Rancher</text:p>
            </text:list-item>
          </text:list>
        </text:list-item>
      </text:list>
      <text:p text:style-name="P10"/>
      <text:p text:style-name="P7">Teil 5 (optional)</text:p>
      <text:list xml:id="list84349446800805" text:continue-numbering="true" text:style-name="L1">
        <text:list-item>
          <text:p text:style-name="P40">Microservices <text:span text:style-name="T8">Architektur </text:span><text:span text:style-name="T15">&amp; Docker &amp; K8s</text:span></text:p>
        </text:list-item>
        <text:list-item>
          <text:p text:style-name="P43">12-Factors <text:span text:style-name="T9">Prinzipien</text:span></text:p>
        </text:list-item>
        <text:list-item>
          <text:p text:style-name="P40">CNCF-Stack</text:p>
        </text:list-item>
        <text:list-item>
          <text:p text:style-name="P44">CI/CD</text:p>
          <text:p text:style-name="P36"/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b</meta:initial-creator>
    <meta:creation-date>2022-08-17T14:01:41.192563758</meta:creation-date>
    <dc:date>2022-09-13T08:43:37.960923068</dc:date>
    <dc:creator>m b</dc:creator>
    <meta:editing-duration>P1DT3H57M54S</meta:editing-duration>
    <meta:editing-cycles>99</meta:editing-cycles>
    <meta:generator>LibreOffice/6.4.7.2$Linux_X86_64 LibreOffice_project/40$Build-2</meta:generator>
    <meta:document-statistic meta:table-count="0" meta:image-count="0" meta:object-count="0" meta:page-count="2" meta:paragraph-count="71" meta:word-count="211" meta:character-count="1180" meta:non-whitespace-character-count="1102"/>
  </office:meta>
</office:document-meta>
</file>